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Text_20_body" style:list-style-name="L4">
      <style:paragraph-properties fo:margin-top="0in" fo:margin-bottom="0in" loext:contextual-spacing="false"/>
    </style:style>
    <style:style style:name="P11" style:family="paragraph" style:parent-style-name="Text_20_body" style:list-style-name="L5">
      <style:paragraph-properties fo:margin-top="0in" fo:margin-bottom="0in" loext:contextual-spacing="false"/>
    </style:style>
    <style:style style:name="P12" style:family="paragraph" style:parent-style-name="Text_20_body" style:list-style-name="L6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zure Container Instances Cheat Sheet​</text:h>
      <text:p text:style-name="Text_20_body"><text:span text:style-name="Strong_20_Emphasis">Azure Container Instances (ACIs)</text:span> allow you to <text:span text:style-name="Strong_20_Emphasis">launch containers</text:span> without the need to worry about configuring or managing the underlying virtual machine​</text:p>
      <text:p text:style-name="Text_20_body">Azure Container Instances is designed for isolate containers:​</text:p>
      <text:list xml:id="list2830218986" text:style-name="L1">
        <text:list-item>
          <text:p text:style-name="P7">simple applications​ </text:p>
        </text:list-item>
        <text:list-item>
          <text:p text:style-name="P7">task automation ​ </text:p>
        </text:list-item>
        <text:list-item>
          <text:p text:style-name="P1">build jobs​ </text:p>
        </text:list-item>
      </text:list>
      <text:p text:style-name="Text_20_body">Containers can be provisioned <text:span text:style-name="Strong_20_Emphasis">within seconds</text:span> where VMs can take several minutes​</text:p>
      <text:p text:style-name="Text_20_body">Containers are <text:span text:style-name="Strong_20_Emphasis">billed per second</text:span> where VMs are billed per hour (greater savings)​</text:p>
      <text:p text:style-name="Text_20_body">Containers have <text:span text:style-name="Strong_20_Emphasis">granular and custom sizing of vCPUs, Memory, and GPUs</text:span> where VMs sizes are predetermined​</text:p>
      <text:p text:style-name="Text_20_body">ACI can deploy both <text:span text:style-name="Strong_20_Emphasis">Windows</text:span> and <text:span text:style-name="Strong_20_Emphasis">Linux</text:span> containers​</text:p>
      <text:p text:style-name="Text_20_body">You can <text:span text:style-name="Strong_20_Emphasis">persist storage with Azure Files</text:span> for your ACI containers​</text:p>
      <text:p text:style-name="Text_20_body">ACIs are accessed via a fully qualified domain name (FQDN) eg. customlabel.azureregion.azurecontainer.io.​</text:p>
      <text:p text:style-name="Text_20_body"><text:span text:style-name="Strong_20_Emphasis">Container Groups</text:span> are a collection of containers that get scheduled on the same host machine.​</text:p>
      <text:list xml:id="list2099515740" text:style-name="L2">
        <text:list-item>
          <text:p text:style-name="P8">The containers in a container group share: Lifecycle, Resources, local network, storage volumes​ </text:p>
        </text:list-item>
        <text:list-item>
          <text:p text:style-name="P8">Container Groups are similar to a Kubernetes pod​ </text:p>
        </text:list-item>
        <text:list-item>
          <text:p text:style-name="P2">Multi-container groups currently support only Linux containers.​ </text:p>
        </text:list-item>
      </text:list>
      <text:p text:style-name="Text_20_body">There are two ways to deploy a multi-container group:​</text:p>
      <text:list xml:id="list523885185" text:style-name="L3">
        <text:list-item>
          <text:p text:style-name="P9"><text:span text:style-name="Strong_20_Emphasis">Resource Manager Template (ARM template)</text:span> — when you need to deploy additional Azure service resources​ </text:p>
        </text:list-item>
        <text:list-item>
          <text:p text:style-name="P3"><text:span text:style-name="Strong_20_Emphasis">YAML File</text:span> — when your deployment includes only container instances.​ </text:p>
        </text:list-item>
      </text:list>
      <text:p text:style-name="Text_20_body">A <text:span text:style-name="Strong_20_Emphasis">container restart policy</text:span> specifies what a container should do when its process has been completed. ACI has 3 restart-policy options​</text:p>
      <text:list xml:id="list1280921831" text:style-name="L4">
        <text:list-item>
          <text:p text:style-name="P10"><text:span text:style-name="Strong_20_Emphasis">Always</text:span> (default) Containers are always restarted. Suited for long-running tasks eg. <text:span text:style-name="Strong_20_Emphasis">web-servers​</text:span> </text:p>
        </text:list-item>
        <text:list-item>
          <text:p text:style-name="P10"><text:span text:style-name="Strong_20_Emphasis">Never</text:span> Containers run one time only. Suited for one off tasks. eg. <text:span text:style-name="Strong_20_Emphasis">background jobs​</text:span> </text:p>
        </text:list-item>
        <text:list-item>
          <text:p text:style-name="P4"><text:span text:style-name="Strong_20_Emphasis">OnFailure</text:span> Containers that encounter an error​ </text:p>
        </text:list-item>
      </text:list>
      <text:p text:style-name="Text_20_body"><text:span text:style-name="Strong_20_Emphasis">Azure Containers</text:span> are <text:span text:style-name="Strong_20_Emphasis">stateless</text:span> by default.​</text:p>
      <text:p text:style-name="Text_20_body">When a container crashes or stops all state is lost.​</text:p>
      <text:p text:style-name="Text_20_body">To persist state, you need to <text:span text:style-name="Strong_20_Emphasis">mount</text:span> an external volume​</text:p>
      <text:list xml:id="list3252799011" text:style-name="L5">
        <text:list-item>
          <text:p text:style-name="P11">You can mount <text:span text:style-name="Strong_20_Emphasis">the following external volumes:</text:span>​ </text:p>
          <text:list>
            <text:list-item>
              <text:p text:style-name="P5">Azure Files (file share), Secret volume, Empty Directory, Cloud git repo​ </text:p>
            </text:list-item>
          </text:list>
        </text:list-item>
      </text:list>
      <text:p text:style-name="Text_20_body"><text:soft-page-break/>Container troubleshooting (azure CLI commands you should know):​</text:p>
      <text:list xml:id="list2334701519" text:style-name="L6">
        <text:list-item>
          <text:p text:style-name="P12"><text:span text:style-name="Strong_20_Emphasis">az container logs</text:span> – pull logs​ </text:p>
        </text:list-item>
        <text:list-item>
          <text:p text:style-name="P12"><text:span text:style-name="Strong_20_Emphasis">az container attach</text:span> - diagnostic information during container startup​ </text:p>
        </text:list-item>
        <text:list-item>
          <text:p text:style-name="P12"><text:span text:style-name="Strong_20_Emphasis">az container exec</text:span> - interactive container run ​ </text:p>
        </text:list-item>
        <text:list-item>
          <text:p text:style-name="P6"><text:span text:style-name="Strong_20_Emphasis">az monitor metrics list</text:span> - get metrics such as CPU usage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01:01.379421691</meta:creation-date>
    <dc:date>2022-05-09T10:01:13.951241811</dc:date>
    <meta:editing-duration>PT13S</meta:editing-duration>
    <meta:editing-cycles>1</meta:editing-cycles>
    <meta:document-statistic meta:table-count="0" meta:image-count="0" meta:object-count="0" meta:page-count="2" meta:paragraph-count="33" meta:word-count="342" meta:character-count="2237" meta:non-whitespace-character-count="1891"/>
    <meta:generator>LibreOffice/6.4.7.2$Linux_X86_64 LibreOffice_project/40$Build-2</meta:generator>
  </office:meta>
</office:document-meta>
</file>